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5_3" table:style-name="ta1">
        <table:shapes>
          <draw:frame draw:z-index="0" draw:style-name="gr1" draw:text-style-name="P1" svg:width="6.2988in" svg:height="3.5429in" svg:x="0.0394in" svg:y="0.0394in">
            <draw:object draw:notify-on-update-of-ranges="wykres5_3.A1:wykres5_3.A1 wykres5_3.A2:wykres5_3.A13 wykres5_3.B1:wykres5_3.B1 wykres5_3.B2:wykres5_3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Ilość wody</text:p>
          </table:table-cell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95433" calcext:value-type="float">
            <text:p>95433</text:p>
          </table:table-cell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94730" calcext:value-type="float">
            <text:p>94730</text:p>
          </table:table-cell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109439" calcext:value-type="float">
            <text:p>109439</text:p>
          </table:table-cell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632931" calcext:value-type="float">
            <text:p>632931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329203" calcext:value-type="float">
            <text:p>329203</text:p>
          </table:table-cell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85628" calcext:value-type="float">
            <text:p>85628</text:p>
          </table:table-cell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166597" calcext:value-type="float">
            <text:p>166597</text:p>
          </table:table-cell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139747" calcext:value-type="float">
            <text:p>139747</text:p>
          </table:table-cell>
        </table:table-row>
        <table:table-row table:style-name="ro1">
          <table:table-cell office:value-type="string" calcext:value-type="string">
            <text:p>wrzesień</text:p>
          </table:table-cell>
          <table:table-cell office:value-type="float" office:value="282342" calcext:value-type="float">
            <text:p>282342</text:p>
          </table:table-cell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170729" calcext:value-type="float">
            <text:p>170729</text:p>
          </table:table-cell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222440" calcext:value-type="float">
            <text:p>222440</text:p>
          </table:table-cell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172072" calcext:value-type="float">
            <text:p>172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7T16:57:47.816345745</dc:date>
    <meta:editing-duration>PT2M</meta:editing-duration>
    <meta:editing-cycles>1</meta:editing-cycles>
    <meta:document-statistic meta:table-count="1" meta:cell-count="2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09cm" svg:y="0.315cm" chart:style-name="ch2">
          <text:p>Łączna liczba metrów sześciennych wody dopływającej do zbiornika retencyjnego</text:p>
        </chart:title>
        <chart:legend chart:legend-position="end" svg:x="13.605cm" svg:y="4.201cm" style:legend-expansion="high" chart:style-name="ch3"/>
        <chart:plot-area chart:style-name="ch4" table:cell-range-address="wykres5_3.A1:wykres5_3.B13" chart:data-source-has-labels="both" svg:x="1.331cm" svg:y="1.778cm" svg:width="11.954cm" svg:height="6.061cm">
          <chart:coordinate-region svg:x="2.693cm" svg:y="1.977cm" svg:width="10.592cm" svg:height="4.097cm"/>
          <chart:axis chart:dimension="x" chart:name="primary-x" chart:style-name="ch5" chartooo:axis-type="auto">
            <chartooo:date-scale/>
            <chart:title svg:x="6.695cm" svg:y="8.019cm" chart:style-name="ch6">
              <text:p>Miesiąc</text:p>
            </chart:title>
            <chart:categories table:cell-range-address="wykres5_3.A2:wykres5_3.A13"/>
          </chart:axis>
          <chart:axis chart:dimension="y" chart:name="primary-y" chart:style-name="ch7">
            <chart:title svg:x="0.451cm" svg:y="6.122cm" chart:style-name="ch8">
              <text:p>Ilość wody w m^3</text:p>
            </chart:title>
            <chart:grid chart:style-name="ch9" chart:class="major"/>
          </chart:axis>
          <chart:series chart:style-name="ch10" chart:values-cell-range-address="wykres5_3.B2:wykres5_3.B13" chart:label-cell-address="wykres5_3.B1:wykres5_3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wody</text:p>
                <draw:g>
                  <svg:desc>wykres5_3.B1:wykres5_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wykres5_3.A2:wykres5_3.A13</svg:desc>
                </draw:g>
              </table:table-cell>
              <table:table-cell office:value-type="float" office:value="95433">
                <text:p>95433</text:p>
                <draw:g>
                  <svg:desc>wykres5_3.B2:wykres5_3.B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94730">
                <text:p>94730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09439">
                <text:p>109439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632931">
                <text:p>632931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329203">
                <text:p>329203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66597">
                <text:p>16659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39747">
                <text:p>139747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82342">
                <text:p>28234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70729">
                <text:p>170729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222440">
                <text:p>222440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2072">
                <text:p>17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